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0a5f9c"/>
    </style:style>
    <style:style style:name="P2" style:family="paragraph" style:parent-style-name="Standard">
      <style:paragraph-properties fo:text-align="justify" style:justify-single-word="false"/>
      <style:text-properties fo:font-size="11.5pt" officeooo:paragraph-rsid="000a5f9c" style:font-size-asian="11.5pt" style:font-size-complex="11.5pt"/>
    </style:style>
    <style:style style:name="P3" style:family="paragraph" style:parent-style-name="Standard">
      <style:paragraph-properties fo:text-align="justify" style:justify-single-word="false"/>
      <style:text-properties fo:font-size="11.5pt" officeooo:rsid="000a5f9c" officeooo:paragraph-rsid="000a5f9c" style:font-size-asian="11.5pt" style:font-size-complex="11.5pt"/>
    </style:style>
    <style:style style:name="P4" style:family="paragraph" style:parent-style-name="Standard">
      <style:paragraph-properties fo:text-align="end" style:justify-single-word="false"/>
      <style:text-properties fo:font-size="11.5pt" fo:font-style="italic" officeooo:rsid="000a5f9c" officeooo:paragraph-rsid="000a5f9c" style:font-size-asian="11.5pt" style:font-style-asian="italic" style:font-size-complex="11.5pt" style:font-style-complex="italic"/>
    </style:style>
    <style:style style:name="P5" style:family="paragraph" style:parent-style-name="Standard">
      <style:paragraph-properties fo:margin-left="1.251cm" fo:margin-right="0cm" fo:text-align="start" style:justify-single-word="false" fo:text-indent="0cm" style:auto-text-indent="false"/>
      <style:text-properties fo:font-size="11.5pt" officeooo:rsid="000a5f9c" officeooo:paragraph-rsid="000a5f9c" style:font-size-asian="11.5pt" style:font-size-complex="11.5pt"/>
    </style:style>
    <style:style style:name="P6" style:family="paragraph" style:parent-style-name="Standard">
      <style:paragraph-properties fo:margin-left="0cm" fo:margin-right="0cm" fo:text-align="start" style:justify-single-word="false" fo:text-indent="0cm" style:auto-text-indent="false"/>
      <style:text-properties fo:font-size="11.5pt" officeooo:rsid="000a5f9c" officeooo:paragraph-rsid="000a5f9c" style:font-size-asian="11.5pt" style:font-size-complex="11.5pt"/>
    </style:style>
    <style:style style:name="T1" style:family="text">
      <style:text-properties officeooo:rsid="00bd892d"/>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 <text:span text:style-name="T2">test du miroir</text:span> est un moyen d'estimer la reconnaissance de son corps, développé par l'Américain Gordon G. Gallup dans les années 1970.</text:p>
      <text:p text:style-name="P2"/>
      <text:p text:style-name="P2">En éthologie cognitive, ce test permet d'évaluer la reconnaissance de son corps en permettant de déterminer si un animal est capable de <text:span text:style-name="T2">reconnaître son propre reflet dans un miroir</text:span> comme étant une image de son corps. Il consiste à placer subrepticement sur la tête de l'animal une marque colorée ne produisant pas d'odeur puis à observer si, lorsqu'il observe son image dans un miroir, l'animal réagit d'une façon indiquant qu'il <text:span text:style-name="T1">reconnaît</text:span> que la tache est placée sur son propre corps. Un tel comportement peut prendre la forme d'un déplacement ou d'une flexion pour mieux observer la marque ou encore, de façon bien plus évidente, celle d'un tâtonnement avec une patte pour essayer de l'atteindre tout en se servant du miroir.</text:p>
      <text:p text:style-name="P4">Source : Wikipedia</text:p>
      <text:p text:style-name="P3"/>
      <text:p text:style-name="P3">Réussissent le test :</text:p>
      <text:p text:style-name="P5">- certains mammifères (bonobos, chimpanzés, grands dauphins, éléphants d'Asie, humains de plus de 18 mois, orang-outans, orques)</text:p>
      <text:p text:style-name="P5">- certains oiseaux (corbeaux, perroquets gris du Gabon, pies bavardes)</text:p>
      <text:p text:style-name="P5">- certains poissons</text:p>
      <text:p text:style-name="P5"/>
      <text:p text:style-name="Horizontal_20_Line"/>
      <text:p text:style-name="P6"/>
      <text:p text:style-name="P2">Le <text:span text:style-name="T2">test du miroir</text:span> est un moyen d'estimer la reconnaissance de son corps, développé par l'Américain Gordon G. Gallup dans les années 1970.</text:p>
      <text:p text:style-name="P2"/>
      <text:p text:style-name="P2">En éthologie cognitive, ce test permet d'évaluer la reconnaissance de son corps en permettant de déterminer si un animal est capable de <text:span text:style-name="T2">reconnaître son propre reflet dans un miroir</text:span> comme étant une image de son corps. Il consiste à placer subrepticement sur la tête de l'animal une marque colorée ne produisant pas d'odeur puis à observer si, lorsqu'il observe son image dans un miroir, l'animal réagit d'une façon indiquant qu'il <text:span text:style-name="T1">reconnaît</text:span> que la tache est placée sur son propre corps. Un tel comportement peut prendre la forme d'un déplacement ou d'une flexion pour mieux observer la marque ou encore, de façon bien plus évidente, celle d'un tâtonnement avec une patte pour essayer de l'atteindre tout en se servant du miroir.</text:p>
      <text:p text:style-name="P4">Source : Wikipedia</text:p>
      <text:p text:style-name="P3"/>
      <text:p text:style-name="P3">Réussissent le test :</text:p>
      <text:p text:style-name="P5">- certains mammifères (bonobos, chimpanzés, grands dauphins, éléphants d'Asie, humains de plus de 18 mois, orang-outans, orques)</text:p>
      <text:p text:style-name="P5">- certains oiseaux (corbeaux, perroquets gris du Gabon, pies bavardes)</text:p>
      <text:p text:style-name="P5">- certains poissons</text:p>
      <text:p text:style-name="P5"/>
      <text:p text:style-name="P1"/>
      <text:p text:style-name="P6"/>
      <text:p text:style-name="P2">Le <text:span text:style-name="T2">test du miroir</text:span> est un moyen d'estimer la reconnaissance de son corps, développé par l'Américain Gordon G. Gallup dans les années 1970.</text:p>
      <text:p text:style-name="P2"/>
      <text:p text:style-name="P2">En éthologie cognitive, ce test permet d'évaluer la reconnaissance de son corps en permettant de déterminer si un animal est capable de <text:span text:style-name="T2">reconnaître son propre reflet dans un miroir</text:span> comme étant une image de son corps. Il consiste à placer subrepticement sur la tête de l'animal une marque colorée ne produisant pas d'odeur puis à observer si, lorsqu'il observe son image dans un miroir, l'animal réagit d'une façon indiquant qu'il <text:span text:style-name="T1">reconnaît</text:span> que la tache est placée sur son propre corps. Un tel comportement peut prendre la forme d'un déplacement ou d'une flexion pour mieux observer la marque ou encore, de façon bien plus évidente, celle d'un tâtonnement avec une patte pour essayer de l'atteindre tout en se servant du miroir.</text:p>
      <text:p text:style-name="P4">Source : Wikipedia</text:p>
      <text:p text:style-name="P3"/>
      <text:p text:style-name="P3">Réussissent le test :</text:p>
      <text:p text:style-name="P5">- certains mammifères (bonobos, chimpanzés, grands dauphins, éléphants d'Asie, humains de plus de 18 mois, orang-outans, orques)</text:p>
      <text:p text:style-name="P5">- certains oiseaux (corbeaux, perroquets gris du Gabon, pies bavardes)</text:p>
      <text:p text:style-name="P5">- certains poiss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4T15:01:23.093000000</meta:creation-date>
    <dc:date>2020-11-24T15:06:19.251000000</dc:date>
    <meta:editing-duration>PT4M56S</meta:editing-duration>
    <meta:editing-cycles>1</meta:editing-cycles>
    <meta:document-statistic meta:table-count="0" meta:image-count="0" meta:object-count="0" meta:page-count="1" meta:paragraph-count="21" meta:word-count="540" meta:character-count="3360" meta:non-whitespace-character-count="2841"/>
    <meta:generator>LibreOffice/7.0.3.1$Windows_X86_64 LibreOffice_project/d7547858d014d4cf69878db179d326fc3483e082</meta:generator>
  </office:meta>
</office:document-meta>
</file>